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" officeooo:rsid="001f31b7" officeooo:paragraph-rsid="001f31b7"/>
    </style:style>
    <style:style style:name="P2" style:family="paragraph" style:parent-style-name="Standard">
      <style:paragraph-properties fo:text-align="start" style:justify-single-word="false"/>
      <style:text-properties style:font-name="Nimbus Sans" officeooo:rsid="0027134a" officeooo:paragraph-rsid="0027134a"/>
    </style:style>
    <style:style style:name="P3" style:family="paragraph" style:parent-style-name="Standard">
      <style:paragraph-properties fo:text-align="start" style:justify-single-word="false"/>
      <style:text-properties style:font-name="Nimbus Sans" officeooo:rsid="0027134a" officeooo:paragraph-rsid="0032a74c"/>
    </style:style>
    <style:style style:name="P4" style:family="paragraph" style:parent-style-name="Standard">
      <style:paragraph-properties fo:text-align="start" style:justify-single-word="false"/>
      <style:text-properties style:font-name="Nimbus Sans" style:text-underline-style="none" officeooo:rsid="0037f115" officeooo:paragraph-rsid="0037f115"/>
    </style:style>
    <style:style style:name="P5" style:family="paragraph" style:parent-style-name="Standard">
      <style:paragraph-properties fo:text-align="center" style:justify-single-word="false"/>
      <style:text-properties fo:color="#000000" style:font-name="Nimbus Sans" style:text-underline-style="solid" style:text-underline-width="auto" style:text-underline-color="#ff0000" officeooo:rsid="00165b18" officeooo:paragraph-rsid="00165b18"/>
    </style:style>
    <style:style style:name="P6" style:family="paragraph" style:parent-style-name="Standard">
      <style:paragraph-properties fo:text-align="start" style:justify-single-word="false"/>
      <style:text-properties officeooo:paragraph-rsid="001b3909"/>
    </style:style>
    <style:style style:name="P7" style:family="paragraph" style:parent-style-name="Standard">
      <style:paragraph-properties fo:text-align="start" style:justify-single-word="false"/>
      <style:text-properties officeooo:paragraph-rsid="005ab1a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paragraph-rsid="005ab1a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5c6ac5" officeooo:paragraph-rsid="005c6ac5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fo:color="#000000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loext:graphic-properties draw:fill="none" draw:fill-color="#ffffff"/>
      <style:text-properties fo:color="#ff0000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style:font-name="Nimbus Sans"/>
    </style:style>
    <style:style style:name="T3" style:family="text">
      <style:text-properties fo:color="#000000" style:font-name="Nimbus Sans" style:text-underline-style="none" officeooo:rsid="001b3909"/>
    </style:style>
    <style:style style:name="T4" style:family="text">
      <style:text-properties fo:color="#000000" style:font-name="Nimbus Sans" style:text-underline-style="none" officeooo:rsid="001c8fe9"/>
    </style:style>
    <style:style style:name="T5" style:family="text">
      <style:text-properties fo:color="#000000" style:font-name="Nimbus Sans" style:text-underline-style="none" officeooo:rsid="004262d8"/>
    </style:style>
    <style:style style:name="T6" style:family="text">
      <style:text-properties fo:color="#000000" style:font-name="Nimbus Sans" style:text-underline-style="solid" style:text-underline-width="auto" style:text-underline-color="#ff0000" officeooo:rsid="00165b18"/>
    </style:style>
    <style:style style:name="T7" style:family="text">
      <style:text-properties fo:color="#000000" style:font-name="Nimbus Sans" style:text-underline-style="solid" style:text-underline-width="auto" style:text-underline-color="#ff0000" officeooo:rsid="005b281a"/>
    </style:style>
    <style:style style:name="T8" style:family="text">
      <style:text-properties fo:color="#000000" style:font-name="Nimbus Sans" officeooo:rsid="005b281a"/>
    </style:style>
    <style:style style:name="T9" style:family="text">
      <style:text-properties fo:color="#000000" style:font-name="Nimbus Sans" officeooo:rsid="005c8faf"/>
    </style:style>
    <style:style style:name="T10" style:family="text">
      <style:text-properties fo:color="#000000" style:font-name="Nimbus Sans" officeooo:rsid="005c9604"/>
    </style:style>
    <style:style style:name="T11" style:family="text">
      <style:text-properties fo:color="#000000" style:font-name="Nimbus Sans" officeooo:rsid="005f5862"/>
    </style:style>
    <style:style style:name="T12" style:family="text">
      <style:text-properties fo:color="#000000" style:font-name="Nimbus Sans" officeooo:rsid="0061476f"/>
    </style:style>
    <style:style style:name="T13" style:family="text">
      <style:text-properties fo:color="#000000" style:font-name="Nimbus Sans" officeooo:rsid="00621f7c"/>
    </style:style>
    <style:style style:name="T14" style:family="text">
      <style:text-properties fo:color="#000000" style:text-underline-style="solid" style:text-underline-width="auto" style:text-underline-color="#ff0000" officeooo:rsid="00165b18"/>
    </style:style>
    <style:style style:name="T15" style:family="text">
      <style:text-properties fo:color="#000000" style:text-underline-style="solid" style:text-underline-width="auto" style:text-underline-color="#ff0000" officeooo:rsid="00343396"/>
    </style:style>
    <style:style style:name="T16" style:family="text">
      <style:text-properties fo:color="#000000" officeooo:rsid="00343396"/>
    </style:style>
    <style:style style:name="T17" style:family="text">
      <style:text-properties fo:color="#000000" officeooo:rsid="0037fd37"/>
    </style:style>
    <style:style style:name="T18" style:family="text">
      <style:text-properties fo:color="#000000" officeooo:rsid="00394445"/>
    </style:style>
    <style:style style:name="T19" style:family="text">
      <style:text-properties fo:color="#000000" officeooo:rsid="003aecb1"/>
    </style:style>
    <style:style style:name="T20" style:family="text">
      <style:text-properties fo:color="#000000" officeooo:rsid="003afff1"/>
    </style:style>
    <style:style style:name="T21" style:family="text">
      <style:text-properties fo:color="#000000" officeooo:rsid="003d2e94"/>
    </style:style>
    <style:style style:name="T22" style:family="text">
      <style:text-properties fo:color="#000000" officeooo:rsid="003e0cca"/>
    </style:style>
    <style:style style:name="T23" style:family="text">
      <style:text-properties fo:color="#000000" officeooo:rsid="003fef2a"/>
    </style:style>
    <style:style style:name="T24" style:family="text">
      <style:text-properties fo:color="#000000" officeooo:rsid="0040a0f1"/>
    </style:style>
    <style:style style:name="T25" style:family="text">
      <style:text-properties fo:color="#000000" officeooo:rsid="004262d8"/>
    </style:style>
    <style:style style:name="T26" style:family="text">
      <style:text-properties officeooo:rsid="001e55c6"/>
    </style:style>
    <style:style style:name="T27" style:family="text">
      <style:text-properties officeooo:rsid="001fec9a"/>
    </style:style>
    <style:style style:name="T28" style:family="text">
      <style:text-properties officeooo:rsid="002888d2"/>
    </style:style>
    <style:style style:name="T29" style:family="text">
      <style:text-properties style:text-underline-style="none"/>
    </style:style>
    <style:style style:name="T30" style:family="text">
      <style:text-properties fo:color="#ff0000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499cm" draw:marker-end-width="0.499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3465a4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99cm" svg:stroke-color="#3465a4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3465a4" draw:marker-start-width="0.499cm" draw:marker-end-width="0.499cm" draw:textarea-vertical-align="middle" draw:auto-grow-height="false" fo:min-height="0.997cm" fo:min-width="4.1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3465a4" draw:marker-start-width="0.499cm" draw:marker-end-width="0.499cm" draw:textarea-vertical-align="middle" draw:auto-grow-height="false" fo:min-height="0.998cm" fo:min-width="3.2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MAN : ORDRE et RYTHME</text:p>
      <text:p text:style-name="P5"/>
      <text:p text:style-name="P5"/>
      <text:p text:style-name="P6"><text:span text:style-name="T3"><text:tab/></text:span><text:span text:style-name="T4">Distinction préalable nécessaire : histoire </text:span>≠ <text:span text:style-name="T26">récit</text:span></text:p>
      <text:p text:style-name="P6"/>
      <text:p text:style-name="P6"/>
      <text:p text:style-name="P1">Histoire = les faits tels qu’ils sont censés s’être déroulés. <text:span text:style-name="T27">(en heures, jours, années…)</text:span></text:p>
      <text:p text:style-name="P2">Récit : <text:span text:style-name="T28">le texte écrit ou oral qui raconte l’histoire (en lignes, pages)</text:span></text:p>
      <text:p text:style-name="P2"/>
      <text:p text:style-name="P3"><text:tab/> <text:span text:style-name="T14">ORDRE </text:span><text:span text:style-name="T15">DU RECIT</text:span></text:p>
      <text:p text:style-name="P3"><text:span text:style-name="T15"/></text:p>
      <text:p text:style-name="P4"><text:span text:style-name="T16"><text:tab/></text:span><text:span text:style-name="T1">L’histoire </text:span><text:span text:style-name="T17">se déroule dans l’ordre chronologique</text:span><text:span text:style-name="T18">s ( </text:span><text:span text:style-name="T19">des faits les plus anciens aux faits les plus récents </text:span><text:span text:style-name="T20">). </text:span><text:span text:style-name="T21">Le récit </text:span><text:span text:style-name="T22">peut bouleverser </text:span><text:span text:style-name="T23">l’ordre</text:span><text:span text:style-name="T24"> </text:span><text:span text:style-name="T25">chronologique.</text:span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draw:line text:anchor-type="paragraph" draw:z-index="0" draw:name="Shape1" draw:style-name="gr10" draw:text-style-name="P12" svg:x1="1.995cm" svg:y1="2.051cm" svg:x2="12.6cm" svg:y2="2.051cm"><text:p/></draw:line><draw:custom-shape text:anchor-type="paragraph" draw:z-index="1" draw:name="Shape2" draw:style-name="gr12" draw:text-style-name="P12" svg:width="3.216cm" svg:height="0.997cm" svg:x="8.204cm" svg:y="1.219cm"><text:p/><draw:enhanced-geometry svg:viewBox="0 0 21600 21600" draw:text-areas="0 0 21600 21600" draw:type="circular-arrow" draw:modifiers="-162.041232356885 3.8801978722998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" draw:name="Shape2" draw:style-name="gr11" draw:text-style-name="P12" svg:width="4.194cm" svg:height="0.997cm" svg:x="4.009cm" svg:y="1.219cm"><text:p/><draw:enhanced-geometry svg:viewBox="0 0 21600 21600" draw:text-areas="0 0 21600 21600" draw:mirror-vertical="false" draw:mirror-horizontal="true" draw:type="circular-arrow" draw:modifiers="172.594546050508 3.8801978722998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3" draw:name="Shape3" draw:style-name="gr10" draw:text-style-name="P16" svg:x1="8.204cm" svg:y1="2.052cm" svg:x2="8.204cm" svg:y2="1.512cm"><text:p/></draw:line><draw:frame text:anchor-type="paragraph" draw:z-index="4" draw:name="Shape4" draw:style-name="gr9" draw:text-style-name="P15" svg:width="1.934cm" svg:height="0.511cm" svg:x="9.283cm" svg:y="0.587cm"><draw:text-box><text:p><text:span text:style-name="T30">p</text:span><text:span text:style-name="T30">r</text:span><text:span text:style-name="T30">o</text:span><text:span text:style-name="T30">l</text:span><text:span text:style-name="T30">e</text:span><text:span text:style-name="T30">p</text:span><text:span text:style-name="T30">s</text:span><text:span text:style-name="T30">e</text:span></text:p></draw:text-box></draw:frame><draw:frame text:anchor-type="paragraph" draw:z-index="5" draw:name="Shape4" draw:style-name="gr9" draw:text-style-name="P15" svg:width="1.934cm" svg:height="0.511cm" svg:x="5.334cm" svg:y="0.709cm"><draw:text-box><text:p><text:span text:style-name="T30">analepse</text:span></text:p></draw:text-box></draw:frame><draw:frame text:anchor-type="paragraph" draw:z-index="6" draw:name="Shape4" draw:style-name="gr8" draw:text-style-name="P14" svg:width="1.893cm" svg:height="1.142cm" svg:x="1.284cm" svg:y="2.581cm"><draw:text-box><text:p text:style-name="P13"><text:span text:style-name="T1">m</text:span><text:span text:style-name="T1">o</text:span><text:span text:style-name="T1">m</text:span><text:span text:style-name="T1">e</text:span><text:span text:style-name="T1">n</text:span><text:span text:style-name="T1">t</text:span><text:span text:style-name="T1"> </text:span></text:p><text:p text:style-name="P13"><text:span text:style-name="T1">e</text:span><text:span text:style-name="T1">n</text:span><text:span text:style-name="T1"> </text:span><text:span text:style-name="T1">a</text:span><text:span text:style-name="T1">r</text:span><text:span text:style-name="T1">r</text:span><text:span text:style-name="T1">i</text:span><text:span text:style-name="T1">è</text:span><text:span text:style-name="T1">r</text:span><text:span text:style-name="T1">e</text:span></text:p></draw:text-box></draw:frame><draw:frame text:anchor-type="paragraph" draw:z-index="7" draw:name="Shape4" draw:style-name="gr8" draw:text-style-name="P14" svg:width="1.893cm" svg:height="1.142cm" svg:x="7.184cm" svg:y="2.438cm"><draw:text-box><text:p text:style-name="P13"><text:span text:style-name="T1">moment </text:span></text:p><text:p text:style-name="P13"><text:span text:style-name="T1">principal</text:span></text:p></draw:text-box></draw:frame><draw:frame text:anchor-type="paragraph" draw:z-index="8" draw:name="Shape4" draw:style-name="gr7" draw:text-style-name="P14" svg:width="2.156cm" svg:height="0.511cm" svg:x="10.403cm" svg:y="2.357cm"><draw:text-box><text:p text:style-name="P13"><text:span text:style-name="T1">a</text:span><text:span text:style-name="T1">n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i</text:span><text:span text:style-name="T1">o</text:span><text:span text:style-name="T1">n</text:span></text:p></draw:text-box></draw:frame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7"><text:span text:style-name="T5"><text:tab/> </text:span><text:span text:style-name="T6">R</text:span><text:span text:style-name="T7">YTHME DU RECIT</text:span></text:p>
      <text:p text:style-name="P8"><text:span text:style-name="T8"/></text:p>
      <text:p text:style-name="P8"><text:span text:style-name="T8"/></text:p>
      <text:p text:style-name="P9"><text:span text:style-name="T8">L</text:span><text:span text:style-name="T2">e rythme du récit </text:span><text:span text:style-name="T9">varie, </text:span><text:span text:style-name="T10">c’est </text:span><text:span text:style-name="T11">le rapport entre le volume de texte et la durée </text:span><text:span text:style-name="T12">de l’histoire </text:span><text:span text:style-name="T13">racontée.</text:span></text:p>
      <text:p text:style-name="P9"><text:span text:style-name="T13"/></text:p>
      <text:p text:style-name="P9"><text:span text:style-name="T13"/></text:p>
      <text:p text:style-name="P9"><draw:line text:anchor-type="paragraph" draw:z-index="9" draw:name="Shape5" draw:style-name="gr6" draw:text-style-name="P12" svg:x1="0.042cm" svg:y1="1.171cm" svg:x2="13.291cm" svg:y2="1.171cm"><text:p/></draw:line><draw:line text:anchor-type="paragraph" draw:z-index="10" draw:name="Shape5" draw:style-name="gr6" draw:text-style-name="P12" svg:x1="0.021cm" svg:y1="3.798cm" svg:x2="13.27cm" svg:y2="3.798cm"><text:p/></draw:line><draw:line text:anchor-type="paragraph" draw:z-index="11" draw:name="Shape6" draw:style-name="gr5" draw:text-style-name="P11" svg:x1="0.855cm" svg:y1="3.797cm" svg:x2="0.855cm" svg:y2="1.171cm"><text:p/></draw:line><draw:line text:anchor-type="paragraph" draw:z-index="12" draw:name="Shape6" draw:style-name="gr5" draw:text-style-name="P11" svg:x1="4.519cm" svg:y1="3.797cm" svg:x2="4.029cm" svg:y2="1.171cm"><text:p/></draw:line><draw:line text:anchor-type="paragraph" draw:z-index="13" draw:name="Shape6" draw:style-name="gr5" draw:text-style-name="P11" svg:x1="1.833cm" svg:y1="3.797cm" svg:x2="1.833cm" svg:y2="1.171cm"><text:p/></draw:line><draw:line text:anchor-type="paragraph" draw:z-index="14" draw:name="Shape6" draw:style-name="gr5" draw:text-style-name="P11" svg:x1="7.37cm" svg:y1="3.797cm" svg:x2="7.98cm" svg:y2="1.171cm"><text:p/></draw:line><draw:line text:anchor-type="paragraph" draw:z-index="15" draw:name="Shape6" draw:style-name="gr5" draw:text-style-name="P11" svg:x1="4.519cm" svg:y1="3.797cm" svg:x2="5.293cm" svg:y2="1.171cm"><text:p/></draw:line><draw:line text:anchor-type="paragraph" draw:z-index="16" draw:name="Shape6" draw:style-name="gr5" draw:text-style-name="P11" svg:x1="8.753cm" svg:y1="3.797cm" svg:x2="7.98cm" svg:y2="1.171cm"><text:p/></draw:line><draw:line text:anchor-type="paragraph" draw:z-index="17" draw:name="Shape6" draw:style-name="gr5" draw:text-style-name="P11" svg:x1="12.192cm" svg:y1="3.797cm" svg:x2="13.088cm" svg:y2="1.171cm"><text:p/></draw:line><draw:line text:anchor-type="paragraph" draw:z-index="18" draw:name="Shape6" draw:style-name="gr5" draw:text-style-name="P11" svg:x1="11.622cm" svg:y1="3.797cm" svg:x2="10.869cm" svg:y2="1.171cm"><text:p/></draw:line><draw:line text:anchor-type="paragraph" draw:z-index="20" draw:name="Shape6" draw:style-name="gr5" draw:text-style-name="P11" svg:x1="0.855cm" svg:y1="3.797cm" svg:x2="0.855cm" svg:y2="1.171cm"><text:p/></draw:line><draw:frame text:anchor-type="paragraph" draw:z-index="19" draw:name="Shape7" draw:style-name="gr4" draw:text-style-name="P10" svg:width="1.486cm" svg:height="0.59cm" svg:x="0.653cm" svg:y="4.226cm"><draw:text-box><text:p>Scène</text:p></draw:text-box></draw:frame><draw:frame text:anchor-type="paragraph" draw:z-index="21" draw:name="Shape7" draw:style-name="gr4" draw:text-style-name="P10" svg:width="1.486cm" svg:height="0.59cm" svg:x="3.828cm" svg:y="4.186cm"><draw:text-box><text:p>Ellipse</text:p></draw:text-box></draw:frame><draw:frame text:anchor-type="paragraph" draw:z-index="22" draw:name="Shape7" draw:style-name="gr3" draw:text-style-name="P10" svg:width="2.139cm" svg:height="0.588cm" svg:x="7.165cm" svg:y="4.207cm"><draw:text-box><text:p>Description</text:p></draw:text-box></draw:frame><draw:frame text:anchor-type="paragraph" draw:z-index="23" draw:name="Shape7" draw:style-name="gr2" draw:text-style-name="P10" svg:width="1.953cm" svg:height="1.019cm" svg:x="11.419cm" svg:y="4.207cm"><draw:text-box><text:p>Résumé (sommaire)</text:p></draw:text-box></draw:frame><draw:frame text:anchor-type="paragraph" draw:z-index="24" draw:name="Shape8" draw:style-name="gr1" draw:text-style-name="P10" svg:width="3.684cm" svg:height="0.511cm" svg:x="13.841cm" svg:y="0.988cm"><draw:text-box><text:p>histoire (jours, mois)</text:p></draw:text-box></draw:frame><draw:frame text:anchor-type="paragraph" draw:z-index="25" draw:name="Shape8" draw:style-name="gr1" draw:text-style-name="P10" svg:width="3.684cm" svg:height="0.511cm" svg:x="13.82cm" svg:y="3.554cm"><draw:text-box><text:p>récit (lignes, pages)</text:p></draw:text-box></draw:frame><text:span text:style-name="T1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2T17:36:14.036309926</meta:creation-date>
    <dc:date>2019-09-22T18:20:24.825939000</dc:date>
    <meta:editing-duration>PT32M16S</meta:editing-duration>
    <meta:editing-cycles>96</meta:editing-cycles>
    <meta:generator>LibreOffice/6.3.1.2$Linux_X86_64 LibreOffice_project/30$Build-2</meta:generator>
    <meta:document-statistic meta:table-count="0" meta:image-count="0" meta:object-count="0" meta:page-count="1" meta:paragraph-count="8" meta:word-count="88" meta:character-count="530" meta:non-whitespace-character-count="444"/>
  </office:meta>
</office:document-meta>
</file>